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200000268000001A96331E28E.eps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top="0.1945in" fo:margin-bottom="0in"/>
    </style:style>
    <style:style style:name="P10" style:family="paragraph" style:parent-style-name="Normal_20__28_Web_29_">
      <style:paragraph-properties fo:margin-top="0.1945in" fo:margin-bottom="0in" fo:text-align="center" style:justify-single-word="false"/>
    </style:style>
    <style:style style:name="P11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0pt" style:font-size-asian="10pt" style:font-size-complex="10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19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20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><draw:custom-shape text:anchor-type="char" draw:z-index="0" draw:style-name="gr1" draw:text-style-name="P22" svg:width="4.8378in" svg:height="1.6748in" svg:x="0.9535in" svg:y="0.1047in"><text:p text:style-name="P21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8"/>
      <text:p text:style-name="P18"/>
      <text:p text:style-name="P18"/>
      <text:p text:style-name="P18"/>
      <text:p text:style-name="P17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1621 Central Avenue, Cheyenne, Wyoming 82001.</text:p>
      <text:p text:style-name="P5">Article III</text:p>
      <text:p text:style-name="P6"><text:span text:style-name="T4">T</text:span><text:span text:style-name="T1">he principal office of the corporation is located at: 1621 Central Avenue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<text:bookmark-start text:name="Officers"/>Article VI<text:bookmark-end text:name="Officers"/></text:p>
      <text:p text:style-name="P4">The name and address of the incorporator of the corporation is WyomingRegisteredAgent.com, Inc., 1621 Central Avenue, Cheyenne, WY 82001.</text:p>
      <text:p text:style-name="P6"/>
      <text:p text:style-name="P19"><text:span text:style-name="T1">___________________________________<text:tab/></text:span><text:span text:style-name="T2"><text:date style:data-style-name="N116" text:date-value="2015-02-25T11:04:12.31">2/25/2015</text:date></text:span><text:span text:style-name="T1"><text:line-break/>Rose Garcia<text:tab/>Date<text:line-break/>Assistant Secretary FOR<text:line-break/>WyomingRegisteredAgent.com, Inc.</text:span></text:p>
      <text:p text:style-name="P14"/>
      <text:p text:style-name="P13"/>
      <text:p text:style-name="P12"/>
      <text:p text:style-name="P11">Consent To Appointment</text:p>
      <text:p text:style-name="P11">by</text:p>
      <text:p text:style-name="P11">Registered Agent</text:p>
      <text:p text:style-name="P10"/>
      <text:p text:style-name="P9"/>
      <text:p text:style-name="P2"><text:span text:style-name="T1">I, WyomingRegisteredAgent.com, Inc., with a registered office located at 1621 Central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5-02-25T11:04:12.32">February 25, 2015</text:date></text:span><text:span text:style-name="T1">.</text:span></text:p>
      <text:p text:style-name="P2"/>
      <text:p text:style-name="P2"/>
      <text:p text:style-name="P15">___________________________________<text:line-break/>Rose Garcia<text:line-break/>Assistant Secretary FOR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5T21:51:00.83</meta:creation-date>
    <meta:editing-cycles>29</meta:editing-cycles>
    <meta:editing-duration>PT1H29M24S</meta:editing-duration>
    <meta:generator>OpenOffice/4.0.1$Win32 OpenOffice.org_project/401m5$Build-9714</meta:generator>
    <meta:initial-creator>Keith Vogt</meta:initial-creator>
    <dc:date>2015-02-25T11:04:12.23</dc:date>
    <meta:document-statistic meta:table-count="0" meta:image-count="0" meta:object-count="0" meta:page-count="3" meta:paragraph-count="23" meta:word-count="236" meta:character-count="1712"/>
  </office:meta>
</office:document-meta>
</file>